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nb" fo:country="NO" officeooo:rsid="000b9b0a" officeooo:paragraph-rsid="000b9b0a"/>
    </style:style>
    <style:style style:name="P2" style:family="paragraph" style:parent-style-name="Standard">
      <style:text-properties fo:language="nb" fo:country="NO" fo:font-weight="bold" officeooo:rsid="000b9b0a" officeooo:paragraph-rsid="000b9b0a" style:font-weight-asian="bold" style:font-weight-complex="bold"/>
    </style:style>
    <style:style style:name="P3" style:family="paragraph" style:parent-style-name="Standard">
      <style:text-properties fo:language="nb" fo:country="NO" fo:font-weight="bold" officeooo:rsid="000d254b" officeooo:paragraph-rsid="003294ec" style:font-weight-asian="bold" style:font-weight-complex="bold"/>
    </style:style>
    <style:style style:name="P4" style:family="paragraph" style:parent-style-name="Standard">
      <style:text-properties fo:language="nb" fo:country="NO" fo:font-weight="bold" officeooo:rsid="00116dc3" officeooo:paragraph-rsid="00116dc3" style:font-weight-asian="bold" style:font-weight-complex="bold"/>
    </style:style>
    <style:style style:name="P5" style:family="paragraph" style:parent-style-name="Standard">
      <style:text-properties fo:language="nb" fo:country="NO" fo:font-weight="bold" officeooo:rsid="00136a5b" officeooo:paragraph-rsid="00136a5b" style:font-weight-asian="bold" style:font-weight-complex="bold"/>
    </style:style>
    <style:style style:name="P6" style:family="paragraph" style:parent-style-name="Standard">
      <style:text-properties fo:language="nb" fo:country="NO" officeooo:rsid="000d254b" officeooo:paragraph-rsid="000d254b"/>
    </style:style>
    <style:style style:name="P7" style:family="paragraph" style:parent-style-name="Standard">
      <style:text-properties fo:language="nb" fo:country="NO" officeooo:rsid="000d254b" officeooo:paragraph-rsid="00136a5b"/>
    </style:style>
    <style:style style:name="P8" style:family="paragraph" style:parent-style-name="Standard">
      <style:text-properties fo:language="nb" fo:country="NO" officeooo:rsid="000d254b" officeooo:paragraph-rsid="00187974"/>
    </style:style>
    <style:style style:name="P9" style:family="paragraph" style:parent-style-name="Standard">
      <style:text-properties fo:language="nb" fo:country="NO" officeooo:rsid="000d254b" officeooo:paragraph-rsid="002ae8fe"/>
    </style:style>
    <style:style style:name="P10" style:family="paragraph" style:parent-style-name="Standard">
      <style:text-properties fo:language="nb" fo:country="NO" officeooo:rsid="00116dc3" officeooo:paragraph-rsid="00116dc3"/>
    </style:style>
    <style:style style:name="P11" style:family="paragraph" style:parent-style-name="Standard">
      <style:text-properties fo:language="nb" fo:country="NO" fo:font-style="normal" fo:font-weight="bold" officeooo:rsid="002ae8fe" officeooo:paragraph-rsid="00427a16" style:font-style-asian="normal" style:font-weight-asian="bold" style:font-style-complex="normal" style:font-weight-complex="bold"/>
    </style:style>
    <style:style style:name="P12" style:family="paragraph" style:parent-style-name="Standard">
      <style:text-properties fo:language="nb" fo:country="NO" fo:font-style="normal" fo:font-weight="bold" officeooo:rsid="002ae8fe" officeooo:paragraph-rsid="00a385c6" style:font-style-asian="normal" style:font-weight-asian="bold" style:font-style-complex="normal" style:font-weight-complex="bold"/>
    </style:style>
    <style:style style:name="P13" style:family="paragraph" style:parent-style-name="Standard">
      <style:text-properties fo:language="nb" fo:country="NO" fo:font-style="normal" fo:font-weight="normal" officeooo:rsid="0054a7a2" officeooo:paragraph-rsid="0054a7a2" style:font-style-asian="normal" style:font-weight-asian="normal" style:font-style-complex="normal" style:font-weight-complex="normal"/>
    </style:style>
    <style:style style:name="P14" style:family="paragraph" style:parent-style-name="Standard">
      <style:text-properties fo:language="nb" fo:country="NO" style:text-underline-style="solid" style:text-underline-type="double" style:text-underline-width="auto" style:text-underline-color="font-color" officeooo:rsid="000d254b" officeooo:paragraph-rsid="002176f5"/>
    </style:style>
    <style:style style:name="P15" style:family="paragraph" style:parent-style-name="Standard">
      <style:text-properties fo:language="nb" fo:country="NO" fo:font-weight="normal" officeooo:rsid="00344ec7" officeooo:paragraph-rsid="00344ec7" style:font-weight-asian="normal" style:font-weight-complex="normal"/>
    </style:style>
    <style:style style:name="P16" style:family="paragraph" style:parent-style-name="Standard">
      <style:text-properties fo:language="nb" fo:country="NO" fo:font-weight="normal" officeooo:rsid="008461e8" officeooo:paragraph-rsid="008461e8" style:font-weight-asian="normal" style:font-weight-complex="normal"/>
    </style:style>
    <style:style style:name="P17" style:family="paragraph" style:parent-style-name="Standard">
      <style:text-properties fo:language="nb" fo:country="NO" fo:font-weight="normal" officeooo:rsid="0096710c" officeooo:paragraph-rsid="0096710c" style:font-weight-asian="normal" style:font-weight-complex="normal"/>
    </style:style>
    <style:style style:name="P18" style:family="paragraph" style:parent-style-name="Standard">
      <style:text-properties fo:language="nb" fo:country="NO" officeooo:rsid="00229097" officeooo:paragraph-rsid="0023d961"/>
    </style:style>
    <style:style style:name="P19" style:family="paragraph" style:parent-style-name="Text_20_body">
      <style:text-properties officeooo:paragraph-rsid="009257c9"/>
    </style:style>
    <style:style style:name="P20" style:family="paragraph" style:parent-style-name="Standard" style:list-style-name="L1">
      <style:text-properties officeooo:paragraph-rsid="005812bf"/>
    </style:style>
    <style:style style:name="P21" style:family="paragraph" style:parent-style-name="Standard" style:list-style-name="L1">
      <style:text-properties officeooo:paragraph-rsid="005de2aa"/>
    </style:style>
    <style:style style:name="P22" style:family="paragraph" style:parent-style-name="Standard" style:list-style-name="L1">
      <style:text-properties officeooo:paragraph-rsid="007267c6"/>
    </style:style>
    <style:style style:name="P23" style:family="paragraph" style:parent-style-name="Standard" style:list-style-name="L1">
      <style:text-properties officeooo:paragraph-rsid="0064d5d9"/>
    </style:style>
    <style:style style:name="P24" style:family="paragraph" style:parent-style-name="Standard" style:list-style-name="L1">
      <style:text-properties fo:language="nb" fo:country="NO" fo:font-style="normal" fo:font-weight="normal" officeooo:rsid="002ae8fe" officeooo:paragraph-rsid="005812bf" style:font-style-asian="normal" style:font-weight-asian="normal" style:font-style-complex="normal" style:font-weight-complex="normal"/>
    </style:style>
    <style:style style:name="P25" style:family="paragraph" style:parent-style-name="Standard" style:list-style-name="L1">
      <style:text-properties fo:language="nb" fo:country="NO" fo:font-style="normal" fo:font-weight="bold" officeooo:rsid="002ae8fe" officeooo:paragraph-rsid="005812bf" style:font-style-asian="normal" style:font-weight-asian="bold" style:font-style-complex="normal" style:font-weight-complex="bold"/>
    </style:style>
    <style:style style:name="P26" style:family="paragraph" style:parent-style-name="Standard">
      <style:text-properties fo:language="nb" fo:country="NO" fo:font-weight="normal" officeooo:rsid="00acbaec" officeooo:paragraph-rsid="00acbaec" style:font-weight-asian="normal" style:font-weight-complex="normal"/>
    </style:style>
    <style:style style:name="P27" style:family="paragraph" style:parent-style-name="Standard">
      <style:text-properties fo:language="nb" fo:country="NO" officeooo:rsid="00116dc3" officeooo:paragraph-rsid="00116dc3"/>
    </style:style>
    <style:style style:name="P28" style:family="paragraph" style:parent-style-name="Standard">
      <style:text-properties fo:language="nb" fo:country="NO" officeooo:rsid="00b81ea3" officeooo:paragraph-rsid="00b81ea3"/>
    </style:style>
    <style:style style:name="P29" style:family="paragraph" style:parent-style-name="Standard" style:list-style-name="L1">
      <style:text-properties fo:font-weight="normal" officeooo:rsid="005812bf" officeooo:paragraph-rsid="005812bf" style:font-weight-asian="normal" style:font-weight-complex="normal"/>
    </style:style>
    <style:style style:name="P30" style:family="paragraph" style:parent-style-name="Standard" style:list-style-name="L1">
      <style:text-properties fo:font-weight="normal" officeooo:rsid="0064d5d9" officeooo:paragraph-rsid="0064d5d9" style:font-weight-asian="normal" style:font-weight-complex="normal"/>
    </style:style>
    <style:style style:name="P31" style:family="paragraph" style:parent-style-name="Standard">
      <style:text-properties officeooo:paragraph-rsid="00bb9382"/>
    </style:style>
    <style:style style:name="P32" style:family="paragraph" style:parent-style-name="Standard">
      <style:text-properties officeooo:paragraph-rsid="00bd363a"/>
    </style:style>
    <style:style style:name="T1" style:family="text">
      <style:text-properties officeooo:rsid="000f059b"/>
    </style:style>
    <style:style style:name="T2" style:family="text">
      <style:text-properties officeooo:rsid="000ffd6a"/>
    </style:style>
    <style:style style:name="T3" style:family="text">
      <style:text-properties officeooo:rsid="00116dc3"/>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officeooo:rsid="0023d961" style:font-style-asian="italic" style:font-weight-asian="normal" style:font-style-complex="italic" style:font-weight-complex="normal"/>
    </style:style>
    <style:style style:name="T7" style:family="text">
      <style:text-properties fo:font-style="italic" fo:font-weight="normal" officeooo:rsid="0092a822"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36a5b" style:font-weight-asian="normal" style:font-weight-complex="normal"/>
    </style:style>
    <style:style style:name="T10" style:family="text">
      <style:text-properties fo:font-weight="normal" officeooo:rsid="0016575b" style:font-weight-asian="normal" style:font-weight-complex="normal"/>
    </style:style>
    <style:style style:name="T11" style:family="text">
      <style:text-properties fo:font-weight="normal" officeooo:rsid="001798ec" style:font-weight-asian="normal" style:font-weight-complex="normal"/>
    </style:style>
    <style:style style:name="T12" style:family="text">
      <style:text-properties fo:font-weight="normal" officeooo:rsid="001b757d" style:font-weight-asian="normal" style:font-weight-complex="normal"/>
    </style:style>
    <style:style style:name="T13" style:family="text">
      <style:text-properties fo:font-weight="normal" officeooo:rsid="00ad22e5" style:font-weight-asian="normal" style:font-weight-complex="normal"/>
    </style:style>
    <style:style style:name="T14" style:family="text">
      <style:text-properties fo:font-weight="normal" officeooo:rsid="00b8228f" style:font-weight-asian="normal" style:font-weight-complex="normal"/>
    </style:style>
    <style:style style:name="T15" style:family="text">
      <style:text-properties fo:font-weight="normal" officeooo:rsid="00b8bfa8" style:font-weight-asian="normal" style:font-weight-complex="normal"/>
    </style:style>
    <style:style style:name="T16" style:family="text">
      <style:text-properties fo:font-style="normal" officeooo:rsid="002ae8fe" style:font-style-asian="normal" style:font-style-complex="normal"/>
    </style:style>
    <style:style style:name="T17" style:family="text">
      <style:text-properties fo:font-style="normal" fo:font-weight="normal" officeooo:rsid="0023d961" style:font-style-asian="normal" style:font-weight-asian="normal" style:font-style-complex="normal" style:font-weight-complex="normal"/>
    </style:style>
    <style:style style:name="T18" style:family="text">
      <style:text-properties fo:font-style="normal" fo:font-weight="normal" officeooo:rsid="00250f93" style:font-style-asian="normal" style:font-weight-asian="normal" style:font-style-complex="normal" style:font-weight-complex="normal"/>
    </style:style>
    <style:style style:name="T19" style:family="text">
      <style:text-properties fo:font-style="normal" fo:font-weight="normal" officeooo:rsid="002773ef" style:font-style-asian="normal" style:font-weight-asian="normal" style:font-style-complex="normal" style:font-weight-complex="normal"/>
    </style:style>
    <style:style style:name="T20" style:family="text">
      <style:text-properties fo:font-style="normal" fo:font-weight="normal" officeooo:rsid="007be662" style:font-style-asian="normal" style:font-weight-asian="normal" style:font-style-complex="normal" style:font-weight-complex="normal"/>
    </style:style>
    <style:style style:name="T21" style:family="text">
      <style:text-properties officeooo:rsid="002ca280"/>
    </style:style>
    <style:style style:name="T22" style:family="text">
      <style:text-properties officeooo:rsid="0035e403"/>
    </style:style>
    <style:style style:name="T23" style:family="text">
      <style:text-properties officeooo:rsid="003966c8"/>
    </style:style>
    <style:style style:name="T24" style:family="text">
      <style:text-properties officeooo:rsid="0039ae47"/>
    </style:style>
    <style:style style:name="T25" style:family="text">
      <style:text-properties fo:language="nb" fo:country="NO" fo:font-style="normal" fo:font-weight="normal" style:font-style-asian="normal" style:font-weight-asian="normal" style:font-style-complex="normal" style:font-weight-complex="normal"/>
    </style:style>
    <style:style style:name="T26" style:family="text">
      <style:text-properties fo:language="nb" fo:country="NO" fo:font-style="normal" fo:font-weight="normal" officeooo:rsid="002ae8fe" style:font-style-asian="normal" style:font-weight-asian="normal" style:font-style-complex="normal" style:font-weight-complex="normal"/>
    </style:style>
    <style:style style:name="T27" style:family="text">
      <style:text-properties fo:language="nb" fo:country="NO" fo:font-style="normal" fo:font-weight="normal" officeooo:rsid="005812bf" style:font-style-asian="normal" style:font-weight-asian="normal" style:font-style-complex="normal" style:font-weight-complex="normal"/>
    </style:style>
    <style:style style:name="T28" style:family="text">
      <style:text-properties fo:language="nb" fo:country="NO" fo:font-style="normal" fo:font-weight="normal" officeooo:rsid="00646007" style:font-style-asian="normal" style:font-weight-asian="normal" style:font-style-complex="normal" style:font-weight-complex="normal"/>
    </style:style>
    <style:style style:name="T29" style:family="text">
      <style:text-properties fo:language="nb" fo:country="NO" fo:font-style="normal" fo:font-weight="normal" officeooo:rsid="00665877" style:font-style-asian="normal" style:font-weight-asian="normal" style:font-style-complex="normal" style:font-weight-complex="normal"/>
    </style:style>
    <style:style style:name="T30" style:family="text">
      <style:text-properties fo:language="nb" fo:country="NO" fo:font-style="normal" fo:font-weight="normal" officeooo:rsid="006e781e" style:font-style-asian="normal" style:font-weight-asian="normal" style:font-style-complex="normal" style:font-weight-complex="normal"/>
    </style:style>
    <style:style style:name="T31" style:family="text">
      <style:text-properties fo:language="nb" fo:country="NO" fo:font-style="normal" fo:font-weight="normal" officeooo:rsid="0064f56b" style:font-style-asian="normal" style:font-weight-asian="normal" style:font-style-complex="normal" style:font-weight-complex="normal"/>
    </style:style>
    <style:style style:name="T32" style:family="text">
      <style:text-properties fo:language="nb" fo:country="NO" fo:font-style="normal" fo:font-weight="normal" officeooo:rsid="00859f0f" style:font-style-asian="normal" style:font-weight-asian="normal" style:font-style-complex="normal" style:font-weight-complex="normal"/>
    </style:style>
    <style:style style:name="T33" style:family="text">
      <style:text-properties fo:language="nb" fo:country="NO" fo:font-style="normal" fo:font-weight="normal" officeooo:rsid="0049413a" style:font-style-asian="normal" style:font-weight-asian="normal" style:font-style-complex="normal" style:font-weight-complex="normal"/>
    </style:style>
    <style:style style:name="T34" style:family="text">
      <style:text-properties fo:language="nb" fo:country="NO" fo:font-style="normal" fo:font-weight="normal" officeooo:rsid="00c310aa" style:font-style-asian="normal" style:font-weight-asian="normal" style:font-style-complex="normal" style:font-weight-complex="normal"/>
    </style:style>
    <style:style style:name="T35" style:family="text">
      <style:text-properties fo:language="nb" fo:country="NO" fo:font-style="normal" fo:font-weight="bold" officeooo:rsid="002ae8fe" style:font-style-asian="normal" style:font-weight-asian="bold" style:font-style-complex="normal" style:font-weight-complex="bold"/>
    </style:style>
    <style:style style:name="T36" style:family="text">
      <style:text-properties fo:language="nb" fo:country="NO" fo:font-style="normal" fo:font-weight="bold" officeooo:rsid="005812bf" style:font-style-asian="normal" style:font-weight-asian="bold" style:font-style-complex="normal" style:font-weight-complex="bold"/>
    </style:style>
    <style:style style:name="T37" style:family="text">
      <style:text-properties fo:language="nb" fo:country="NO" fo:font-style="normal" style:font-style-asian="normal" style:font-style-complex="normal"/>
    </style:style>
    <style:style style:name="T38" style:family="text">
      <style:text-properties fo:language="nb" fo:country="NO" fo:font-style="normal" officeooo:rsid="002ae8fe" style:font-style-asian="normal" style:font-style-complex="normal"/>
    </style:style>
    <style:style style:name="T39" style:family="text">
      <style:text-properties fo:language="nb" fo:country="NO" fo:font-style="normal" officeooo:rsid="005937a8" style:font-style-asian="normal" style:font-style-complex="normal"/>
    </style:style>
    <style:style style:name="T40" style:family="text">
      <style:text-properties fo:language="nb" fo:country="NO" fo:font-style="normal" officeooo:rsid="005becd7" style:font-style-asian="normal" style:font-style-complex="normal"/>
    </style:style>
    <style:style style:name="T41" style:family="text">
      <style:text-properties fo:language="nb" fo:country="NO" fo:font-style="normal" officeooo:rsid="0061c301" style:font-style-asian="normal" style:font-style-complex="normal"/>
    </style:style>
    <style:style style:name="T42" style:family="text">
      <style:text-properties fo:language="nb" fo:country="NO" fo:font-style="normal" officeooo:rsid="0064f56b" style:font-style-asian="normal" style:font-style-complex="normal"/>
    </style:style>
    <style:style style:name="T43" style:family="text">
      <style:text-properties fo:language="nb" fo:country="NO" fo:font-style="normal" officeooo:rsid="00c9fd3d" style:font-style-asian="normal" style:font-style-complex="normal"/>
    </style:style>
    <style:style style:name="T44" style:family="text">
      <style:text-properties fo:language="nb" fo:country="NO" officeooo:rsid="000b9b0a"/>
    </style:style>
    <style:style style:name="T45" style:family="text">
      <style:text-properties fo:language="nb" fo:country="NO" officeooo:rsid="0015af1c"/>
    </style:style>
    <style:style style:name="T46" style:family="text">
      <style:text-properties fo:language="nb" fo:country="NO" officeooo:rsid="0095c7f5"/>
    </style:style>
    <style:style style:name="T47" style:family="text">
      <style:text-properties fo:language="nb" fo:country="NO" officeooo:rsid="00965a6e"/>
    </style:style>
    <style:style style:name="T48" style:family="text">
      <style:text-properties fo:language="nb" fo:country="NO" officeooo:rsid="000d254b"/>
    </style:style>
    <style:style style:name="T49" style:family="text">
      <style:text-properties fo:language="nb" fo:country="NO" officeooo:rsid="0096710c"/>
    </style:style>
    <style:style style:name="T50" style:family="text">
      <style:text-properties officeooo:rsid="00733124"/>
    </style:style>
    <style:style style:name="T51" style:family="text">
      <style:text-properties officeooo:rsid="007393d0"/>
    </style:style>
    <style:style style:name="T52" style:family="text">
      <style:text-properties officeooo:rsid="00757965"/>
    </style:style>
    <style:style style:name="T53" style:family="text">
      <style:text-properties officeooo:rsid="009a0b1b"/>
    </style:style>
    <style:style style:name="T54" style:family="text">
      <style:text-properties officeooo:rsid="009b8fef"/>
    </style:style>
    <style:style style:name="T55" style:family="text">
      <style:text-properties officeooo:rsid="009bdbde"/>
    </style:style>
    <style:style style:name="T56" style:family="text">
      <style:text-properties officeooo:rsid="009ddae9"/>
    </style:style>
    <style:style style:name="T57" style:family="text">
      <style:text-properties officeooo:rsid="009f42b5"/>
    </style:style>
    <style:style style:name="T58" style:family="text">
      <style:text-properties officeooo:rsid="00a13852"/>
    </style:style>
    <style:style style:name="T59" style:family="text">
      <style:text-properties officeooo:rsid="00a20ba9"/>
    </style:style>
    <style:style style:name="T60" style:family="text">
      <style:text-properties officeooo:rsid="00a4b981"/>
    </style:style>
    <style:style style:name="T61" style:family="text">
      <style:text-properties officeooo:rsid="00a5a53c"/>
    </style:style>
    <style:style style:name="T62" style:family="text">
      <style:text-properties officeooo:rsid="00a6cd70"/>
    </style:style>
    <style:style style:name="T63" style:family="text">
      <style:text-properties officeooo:rsid="00a921f6"/>
    </style:style>
    <style:style style:name="T64" style:family="text">
      <style:text-properties officeooo:rsid="00a9d53b"/>
    </style:style>
    <style:style style:name="T65" style:family="text">
      <style:text-properties officeooo:rsid="00aa5760"/>
    </style:style>
    <style:style style:name="T66" style:family="text">
      <style:text-properties officeooo:rsid="00ae924d"/>
    </style:style>
    <style:style style:name="T67" style:family="text">
      <style:text-properties officeooo:rsid="00afcc74"/>
    </style:style>
    <style:style style:name="T68" style:family="text">
      <style:text-properties officeooo:rsid="00b03e0c"/>
    </style:style>
    <style:style style:name="T69" style:family="text">
      <style:text-properties officeooo:rsid="00b267cf"/>
    </style:style>
    <style:style style:name="T70" style:family="text">
      <style:text-properties officeooo:rsid="00b2df0d"/>
    </style:style>
    <style:style style:name="T71" style:family="text">
      <style:text-properties officeooo:rsid="00b2fa2f"/>
    </style:style>
    <style:style style:name="T72" style:family="text">
      <style:text-properties officeooo:rsid="00b3e91f"/>
    </style:style>
    <style:style style:name="T73" style:family="text">
      <style:text-properties officeooo:rsid="00b55774"/>
    </style:style>
    <style:style style:name="T74" style:family="text">
      <style:text-properties officeooo:rsid="00bb9382"/>
    </style:style>
    <style:style style:name="T75" style:family="text">
      <style:text-properties officeooo:rsid="00c0e2c1"/>
    </style:style>
    <style:style style:name="T76" style:family="text">
      <style:text-properties officeooo:rsid="00c29054"/>
    </style:style>
    <style:style style:name="T77" style:family="text">
      <style:text-properties officeooo:rsid="00c30e21"/>
    </style:style>
    <style:style style:name="T78" style:family="text">
      <style:text-properties officeooo:rsid="00c61f37"/>
    </style:style>
    <style:style style:name="T79" style:family="text">
      <style:text-properties officeooo:rsid="00c6b830"/>
    </style:style>
    <style:style style:name="T80" style:family="text">
      <style:text-properties officeooo:rsid="00ca8e0b"/>
    </style:style>
    <style:style style:name="T81" style:family="text">
      <style:text-properties officeooo:rsid="00cb7ca3"/>
    </style:style>
    <style:style style:name="T82" style:family="text">
      <style:text-properties officeooo:rsid="00cc10e1"/>
    </style:style>
    <style:style style:name="T83" style:family="text">
      <style:text-properties officeooo:rsid="00cd0ab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Rapport I Inf-1100 Lang Oblig<text:line-break/><text:line-break/></text:span><text:span text:style-name="T4">Navn: <text:line-break/></text:span>Araz Mahmud Khan.</text:p>
      <text:p text:style-name="P1"/>
      <text:p text:style-name="P2">Introduksjon:</text:p>
      <text:p text:style-name="P1"/>
      <text:p text:style-name="P31"><text:span text:style-name="T44">Denne rapporten handler om den lange obligatoriske oppgaven I INF-1100 arbeidskrav 4, den inn</text:span><text:span text:style-name="T45">e</text:span><text:span text:style-name="T44">holder informasjon om hva som skjedde I oppgaven og hvordan ting kom fram blir henvist her, særlig også hvorfor </text:span><text:span text:style-name="T46">det er </text:span><text:span text:style-name="T44">gjor</text:span><text:span text:style-name="T46">t</text:span><text:span text:style-name="T44"> noen </text:span><text:span text:style-name="Strong_20_Emphasis"><text:span text:style-name="T8">spesifikke</text:span></text:span><text:span text:style-name="T44"> ting. <text:s/></text:span></text:p>
      <text:p text:style-name="P1"/>
      <text:p text:style-name="P32"><text:span text:style-name="T47">Det </text:span><text:span text:style-name="Strong_20_Emphasis"><text:span text:style-name="T8">begynnes </text:span></text:span><text:span text:style-name="T48">med den letteste delen av oppgaven, <text:s/></text:span><text:span text:style-name="T49">en del av koden er fullført v</text:span><text:span text:style-name="T48">ed bruk av KI som bedt om I oppgave forespørselene, “I tillegg skal du bruke en AI — https://chat.uit.no — til å fullføre fila gc.c </text:span><text:span text:style-name="T49">[1]. </text:span><text:span text:style-name="T48">Her er det en funksjon som ikke er fylt inn; din oppgave er å fylle den inn med</text:span></text:p>
      <text:p text:style-name="P6">fungerende kode. Når du har gjort dette skal du på korrekt vis sitere bruk av</text:p>
      <text:p text:style-name="P7">AI som ekstern kilde.”. <text:span text:style-name="T1">Dette </text:span><text:span text:style-name="T53">ble gjort</text:span><text:span text:style-name="T1"> ved å </text:span><text:span text:style-name="T2">sette modellen for chat</text:span><text:span text:style-name="T54">UIT</text:span><text:span text:style-name="T2"> på 4.0 og temperatur på 0.2, som er et </text:span><text:span text:style-name="T55">type </text:span><text:span text:style-name="T77">justerer hvor deterministisk eller kreativ den er</text:span><text:span text:style-name="T2">. </text:span><text:span text:style-name="T3">I ChatUIT prompten </text:span><text:span text:style-name="T56">ble det skrevet</text:span><text:span text:style-name="T3"> “Complete this following code in C” så gikk den fra </text:span><text:span text:style-name="T75">koden som eksisterte i pre koden</text:span><text:span text:style-name="T22"> til den fullførte koden i programvaren.</text:span></text:p>
      <text:p text:style-name="P7"/>
      <text:p text:style-name="P5">Teknisk Bakgrunn: </text:p>
      <text:p text:style-name="P8"><text:span text:style-name="T9">Et lenket liste er et grunnleggende datastruktur. Denne strukturen inneholder “noder” </text:span><text:span text:style-name="T13">[2] </text:span><text:span text:style-name="T9">som er koblet sammen gjennom “pekere”. Hvert node inneholder en del data og en peker til neste node I lista, «pekeren» peker altså da på minne-adresse I minna </text:span><text:span text:style-name="T10">som den lenket liste ligger i</text:span><text:span text:style-name="T9">. </text:span><text:span text:style-name="T11">Den er altså da delt i to felter der et felt </text:span><text:span text:style-name="T15">har en peker mot neste node og et felt har data</text:span><text:span text:style-name="T11"> </text:span><text:span text:style-name="T13">[3]</text:span><text:span text:style-name="T11">. I forhold til «statiske» datastrukturer kan lenkete lister vokse eller krympe da det trengs, uten å måtte flytte rundt elementer i minnet. <text:s/>I forhold til dette kan den gro </text:span><text:span text:style-name="T14">[6] </text:span><text:span text:style-name="T11">i takt med behov, som i forhold til arrayer er mye bedre, fordi at det trengs mye «pre-setup» i arrayer.</text:span></text:p>
      <text:p text:style-name="P14"><text:span text:style-name="T12"/></text:p>
      <text:p text:style-name="P18"><text:span text:style-name="T4">Design:</text:span><text:span text:style-name="T6"><text:line-break/></text:span><text:span text:style-name="T7">D</text:span><text:span text:style-name="T17">en henger sammen ved bruk av de lenkete listene og funksjonene som ligger inni list.c, </text:span><text:span text:style-name="T18">noen variabler er initialisert i list.h men resten er egentlig <text:s/>bare holdt sammen ved bruk av </text:span><text:span text:style-name="T19">list.c. </text:span><text:span text:style-name="T20">vi har også garbage collector som er et system som holder sammen alt i forhold til bruk av minne. </text:span></text:p>
      <text:p text:style-name="P9"><text:span text:style-name="T19"/></text:p>
      <text:p text:style-name="P11">Diskusjon:</text:p>
      <text:p text:style-name="P19"><text:span text:style-name="T33">Denne koden </text:span><text:span text:style-name="T34">oppstår</text:span><text:span text:style-name="T33"> som utfordrende. Vi har fått en oppgave med en mal for hva funksjonene skal brukes til, men det er uklart hva mange av de andre elementene innebærer. Når vi setter oss inn i prosjektet, ser vi at det dreier seg om simulering av en bakteriepopulasjon, der vi bruker lenkede lister. Dette er ikke nødvendigvis så komplisert— likevel viser det seg å være utfordrende. </text:span>Bruken av den dynamiske datastrukturen "lenket liste" er svært godt egnet i denne sammenhengen, altså simulering av bakteriepopulasjoner. Mange av de underliggende detaljene har jeg fortsatt ikke full forståelse for, men teksten i oppgaven understreker at vi skal implementere den lenkede listen selv, uten bruk av kunstig intelligens: "Merk at den lenka lista skal du implementere selv uten bruk av AI." Dette gjør det klart at vi kan benytte KI/AI til å forstå konsepter relevante for oppgaven, men ikke til å løse hele oppgaven. Til tross for at jeg ikke har full oversikt over alle aspektene på nåværende tidspunkt, <text:span text:style-name="T78">det virker som om</text:span> oppgaven kan gjennomføres. Funksjonenes ulike roller er godt forklart i oppgaveteksten. Gjennom arbeidet har <text:span text:style-name="T60">det bli</text:span><text:span text:style-name="T78">tt</text:span> lært e<text:span text:style-name="T61">t</text:span> god del, men det er fortsatt mye <text:span text:style-name="T62">som må bli lært, noe som</text:span> ikke har <text:span text:style-name="T62">blitt </text:span>forstått fullt ut <text:span text:style-name="T79">av funksjon implementereren</text:span>. Dette er noe <text:span text:style-name="T59">som</text:span> må jobbe<text:span text:style-name="T59">s</text:span> videre med for å få en dypere innsikt i de sentrale elementene. Likevel har <text:span text:style-name="T59">oppgaven blitt</text:span> fullført.</text:p>
      <text:p text:style-name="P12"><text:soft-page-break/><text:line-break/></text:p>
      <text:p text:style-name="P12">Fordeler og ulemper:</text:p>
      <text:p text:style-name="P13">fordeler og ulemper med denne oppgaven er <text:span text:style-name="T57">som følgende. D</text:span>enne oppgaven er veldig <text:span text:style-name="T51">komplisert, </text:span>no<text:span text:style-name="T52">e </text:span>som ledet til <text:span text:style-name="T58">det var flere feil som måtte bli fikset </text:span>med denne oppgaven, <text:span text:style-name="T50">meng lenkede lister er ikke de beste over a</text:span><text:span text:style-name="T51">lt.</text:span></text:p>
      <text:p text:style-name="P13"/>
      <text:list text:style-name="L1">
        <text:list-header>
          <text:p text:style-name="P24"><text:line-break/><text:tab/></text:p>
          <text:p text:style-name="P20"><text:span text:style-name="T26"/></text:p>
          <text:p text:style-name="P25">Fordeler: </text:p>
        </text:list-header>
        <text:list-item>
          <text:p text:style-name="P21"><text:span text:style-name="T27">lærte mye fra </text:span><text:span text:style-name="T28">CHAT</text:span><text:span text:style-name="T32">UIT</text:span><text:span text:style-name="T27"> og måtte research-e mye i forhold til denne oppgaven’</text:span></text:p>
        </text:list-item>
        <text:list-item>
          <text:p text:style-name="P22"><text:span text:style-name="T29">Sette inn elementer inni liste funksjonene </text:span><text:span text:style-name="T30">ved bruk av add funksjonen</text:span></text:p>
          <text:p text:style-name="P22"><text:span text:style-name="T35"><text:line-break/></text:span><text:span text:style-name="T36"> </text:span><text:span text:style-name="T26"><text:line-break/><text:line-break/></text:span><text:span text:style-name="T35">Ulemper:</text:span></text:p>
        </text:list-item>
        <text:list-item>
          <text:p text:style-name="P29"><text:span text:style-name="Strong_20_Emphasis"><text:span text:style-name="T25">det var vanskelig å forstå oppgaven i detalj på grunn av stresset forbundet med oppgaven</text:span></text:span></text:p>
        </text:list-item>
        <text:list-item>
          <text:p text:style-name="P29"><text:span text:style-name="T37">Ingen konkret for</text:span><text:span text:style-name="T41">ståelse</text:span><text:span text:style-name="T37"> på peker og noder og «structs», som </text:span><text:span text:style-name="T43">er logisk</text:span></text:p>
          <text:p text:style-name="P23"><text:span text:style-name="T31"/></text:p>
          <text:p text:style-name="P30"><text:span text:style-name="T42"/></text:p>
        </text:list-item>
      </text:list>
      <text:p text:style-name="P3"><text:span text:style-name="T16"/></text:p>
      <text:p text:style-name="P3"><text:span text:style-name="T3"><text:line-break/></text:span><text:span text:style-name="T21">Konklusjon:</text:span></text:p>
      <text:p text:style-name="P15">Ved bruk av «<text:span text:style-name="T69">G</text:span>oogle» og andre ressurser <text:span text:style-name="T23">slik som w3schools, «geeksforgeeks», «wikipedia», «</text:span><text:span text:style-name="T69">S</text:span><text:span text:style-name="T24">tack </text:span><text:span text:style-name="T69">O</text:span><text:span text:style-name="T24">verflow». </text:span><text:span text:style-name="T64">Ved bruk av «stackoverflow» og «</text:span><text:span text:style-name="T69">G</text:span><text:span text:style-name="T64">eeks for </text:span><text:span text:style-name="T69">G</text:span><text:span text:style-name="T64">eeks» ble det forklart konsepter slik som hva linked lists egentlig er. Wikipedia var en primær ressurs for </text:span><text:span text:style-name="T70">det</text:span><text:span text:style-name="T64"> som blei </text:span><text:span text:style-name="T80">forklart</text:span><text:span text:style-name="T64"> om «Linked Lists». </text:span><text:span text:style-name="T65">E</text:span><text:span text:style-name="T81">n</text:span><text:span text:style-name="T65"> del av oppgaven var løst med ChatUIT, </text:span><text:span text:style-name="T66">som </text:span><text:span text:style-name="T76">foreskrevet</text:span><text:span text:style-name="T65">. </text:span><text:span text:style-name="T66">Min</text:span><text:span text:style-name="T82">e</text:span><text:span text:style-name="T66"> ressurser er markert nederst i dokumentet, i stede </text:span><text:span text:style-name="T83">merket</text:span><text:span text:style-name="T66"> for bibliografien, der det blir nevnt referat er det marke</text:span><text:span text:style-name="T67">r</text:span><text:span text:style-name="T66">t med et tall for den referansen brukt. </text:span><text:span text:style-name="T65"><text:s/></text:span><text:span text:style-name="T68">Hovedsaklig var det brukt Wikipedia, men ellers så er det brukt nevnte </text:span><text:span text:style-name="T74">PDF</text:span><text:span text:style-name="T68"> filer.</text:span></text:p>
      <text:p text:style-name="P15"/>
      <text:p text:style-name="P16"/>
      <text:p text:style-name="P16"/>
      <text:p text:style-name="P16"/>
      <text:p text:style-name="P17">[1]: assignment.pdf; page 1; oppgavebeskrivelse</text:p>
      <text:p text:style-name="P26"/>
      <text:p text:style-name="P26">[2]: <text:a xlink:type="simple" xlink:href="https://en.wikipedia.org/wiki/Linked_list" text:style-name="Internet_20_link" text:visited-style-name="Visited_20_Internet_20_Link">https://en.wikipedia.org/wiki/Linked_list</text:a></text:p>
      <text:p text:style-name="P26"/>
      <text:p text:style-name="P26">[3]: <text:a xlink:type="simple" xlink:href="http://cslibrary.stanford.edu/103/LinkedListBasics.pdf" text:style-name="Internet_20_link" text:visited-style-name="Visited_20_Internet_20_Link">http://cslibrary.stanford.edu/103/LinkedListBasics.pdf</text:a></text:p>
      <text:p text:style-name="P26"/>
      <text:p text:style-name="P26">[4]: <text:a xlink:type="simple" xlink:href="https://web.archive.org/web/20120106141608/http://www.uoc.edu/in3/emath/docs/java/ch20.pdf" text:style-name="Internet_20_link" text:visited-style-name="Visited_20_Internet_20_Link">https://web.archive.org/web/20120106141608/http://www.uoc.edu/in3/emath/docs/java/ch20.pdf</text:a> – <text:span text:style-name="T71">powerpoint presentation by Angel A. Juan, </text:span><text:span text:style-name="T72">jan</text:span><text:span text:style-name="T73">uary</text:span><text:span text:style-name="T72"> 06, 2012</text:span></text:p>
      <text:p text:style-name="P10"/>
      <text:p text:style-name="P28">[5]: <text:a xlink:type="simple" xlink:href="https://xlinux.nist.gov/dads/HTML/linkedList.html" text:style-name="Internet_20_link" text:visited-style-name="Visited_20_Internet_20_Link">https://xlinux.nist.gov/dads/HTML/linkedList.html</text:a></text:p>
      <text:p text:style-name="P28"/>
      <text:p text:style-name="P28">[6]: <text:a xlink:type="simple" xlink:href="https://cs.uwaterloo.ca/research/tr/1999/09/CS-99-09.pdf" text:style-name="Internet_20_link" text:visited-style-name="Visited_20_Internet_20_Link">https://cs.uwaterloo.ca/research/tr/1999/09/CS-99-09.pdf</text:a> «Resizable arrays»</text:p>
      <text:p text:style-name="P28"/>
      <text:p text:style-name="P4"/>
      <text:p text:style-name="P10"/>
      <text:p text:style-name="P10"/>
      <text:p text:style-name="P10"/>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4:55:03.538824790</meta:creation-date>
    <dc:date>2024-10-17T16:14:40.946646205</dc:date>
    <meta:editing-duration>P1DT12H43M43S</meta:editing-duration>
    <meta:editing-cycles>159</meta:editing-cycles>
    <meta:generator>LibreOffice/24.2.6.2$Linux_X86_64 LibreOffice_project/420$Build-2</meta:generator>
    <meta:print-date>2024-10-08T15:11:21.739360192</meta:print-date>
    <meta:printed-by>PDF files</meta:printed-by>
    <meta:document-statistic meta:table-count="0" meta:image-count="0" meta:object-count="0" meta:page-count="4" meta:paragraph-count="32" meta:word-count="811" meta:character-count="5018" meta:non-whitespace-character-count="4222"/>
  </office:meta>
</office:document-meta>
</file>